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3.72cm" fo:min-width="7.628cm" draw:shadow-opacity="0%"/>
    </style:style>
    <style:style style:name="gr2" style:family="graphic" style:parent-style-name="standard">
      <style:graphic-properties draw:stroke="solid" svg:stroke-color="#000000" draw:fill="none" draw:fill-color="#ffffff" fo:min-height="2.389cm"/>
    </style:style>
    <style:style style:name="gr3" style:family="graphic" style:parent-style-name="standard">
      <style:graphic-properties draw:fill="solid" draw:fill-color="#729fcf" draw:opacity="0%" draw:textarea-horizontal-align="justify" draw:textarea-vertical-align="middle" draw:auto-grow-height="false" fo:min-height="0.957cm" fo:min-width="1.152cm" draw:shadow-opacity="0%"/>
    </style:style>
    <style:style style:name="gr4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.906cm" fo:min-width="2.285cm" draw:shadow-opacity="0%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28cm" svg:height="13.97cm" svg:x="2.548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334cm" svg:height="3.095cm" svg:x="3.972cm" svg:y="3.667cm">
          <draw:text-box>
            <text:p text:style-name="P2">Computer 1</text:p>
            <text:p text:style-name="P2"/>
            <text:p text:style-name="P2">IP Address:</text:p>
            <text:p text:style-name="P2">192.168.2.190</text:p>
          </draw:text-box>
        </draw:frame>
        <draw:custom-shape draw:style-name="gr1" draw:text-style-name="P1" draw:layer="layout" svg:width="8.128cm" svg:height="13.97cm" svg:x="17.356cm" svg:y="2.83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334cm" svg:height="3.095cm" svg:x="18.78cm" svg:y="3.667cm">
          <draw:text-box>
            <text:p text:style-name="P2">Computer 2</text:p>
            <text:p text:style-name="P2"/>
            <text:p text:style-name="P2">IP Address:</text:p>
            <text:p text:style-name="P2">192.168.2.180</text:p>
          </draw:text-box>
        </draw:frame>
        <draw:custom-shape draw:style-name="gr3" draw:text-style-name="P1" draw:layer="layout" svg:width="3.302cm" svg:height="2.413cm" svg:x="3.032cm" svg:y="7.604cm">
          <text:p text:style-name="P2">Cli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3.302cm" svg:height="2.413cm" svg:x="6.715cm" svg:y="7.604cm">
          <text:p text:style-name="P2">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3.937cm" svg:height="3.048cm" svg:x="4.41cm" svg:y="11.406cm">
          <text:p text:style-name="P2">Backplan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5.445cm" svg:y1="9.509cm" svg:x2="6.08cm" svg:y2="11.414cm">
          <text:p/>
        </draw:line>
        <draw:line draw:style-name="gr5" draw:text-style-name="P2" draw:layer="layout" svg:x1="7.604cm" svg:y1="9.382cm" svg:x2="6.969cm" svg:y2="11.414cm">
          <text:p/>
        </draw:line>
        <draw:custom-shape draw:style-name="gr3" draw:text-style-name="P1" draw:layer="layout" svg:width="3.302cm" svg:height="2.413cm" svg:x="19.923cm" svg:y="7.604cm">
          <text:p text:style-name="P2">Notifi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3.937cm" svg:height="3.048cm" svg:x="19.596cm" svg:y="11.541cm">
          <text:p text:style-name="P2">Backplan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1.574cm" svg:y1="10.017cm" svg:x2="21.574cm" svg:y2="11.668cm">
          <text:p/>
        </draw:line>
        <draw:line draw:style-name="gr5" draw:text-style-name="P2" draw:layer="layout" svg:x1="9.255cm" svg:y1="9.382cm" svg:x2="19.796cm" svg:y2="12.5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08:33:25.552152750</meta:creation-date>
    <dc:date>2019-02-12T10:55:50.244515924</dc:date>
    <meta:editing-duration>PT6M14S</meta:editing-duration>
    <meta:editing-cycles>3</meta:editing-cycles>
    <meta:generator>LibreOffice/6.1.4.2$Linux_X86_64 LibreOffice_project/10$Build-2</meta:generator>
    <meta:document-statistic meta:object-count="13"/>
  </office:meta>
</office:document-meta>
</file>